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 style:parent-style-name="Policepardéfaut" style:family="text">
      <style:text-properties fo:font-weight="bold" style:font-weight-asian="bold" style:font-weight-complex="bold"/>
    </style:style>
    <style:style style:name="T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5" style:parent-style-name="Standard" style:family="paragraph">
      <style:text-properties fo:color="#FF3333"/>
    </style:style>
    <style:style style:name="P6" style:parent-style-name="Standard" style:family="paragraph">
      <style:text-properties fo:font-weight="bold" style:font-weight-asian="bold" style:font-weight-complex="bold" fo:color="#FF3333" style:text-underline-type="single" style:text-underline-style="solid" style:text-underline-width="auto" style:text-underline-mode="continuous"/>
    </style:style>
    <style:style style:name="P7" style:parent-style-name="Standard" style:family="paragraph">
      <style:text-properties fo:color="#FF3333"/>
    </style:style>
    <style:style style:name="P8" style:parent-style-name="Standard" style:family="paragraph">
      <style:text-properties fo:font-weight="bold" style:font-weight-asian="bold" style:font-weight-complex="bold" fo:color="#FF3333" style:text-underline-type="single" style:text-underline-style="solid" style:text-underline-width="auto" style:text-underline-mode="continuous"/>
    </style:style>
    <style:style style:name="T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2" style:parent-style-name="Standard" style:family="paragraph">
      <style:text-properties fo:color="#FF3333"/>
    </style:style>
    <style:style style:name="P13" style:parent-style-name="Standard" style:family="paragraph">
      <style:text-properties fo:font-weight="bold" style:font-weight-asian="bold" style:font-weight-complex="bold" fo:color="#FF3333" style:text-underline-type="single" style:text-underline-style="solid" style:text-underline-width="auto" style:text-underline-mode="continuous"/>
    </style:style>
    <style:style style:name="P14" style:parent-style-name="Standard" style:family="paragraph">
      <style:paragraph-properties fo:break-before="page"/>
      <style:text-properties style:font-name="Bitstream Charter" fo:font-weight="bold" style:font-weight-asian="bold" style:font-weight-complex="bold" style:text-underline-type="single" style:text-underline-style="solid" style:text-underline-width="auto" style:text-underline-mode="continuous"/>
    </style:style>
    <style:style style:name="P15" style:parent-style-name="Standard" style:family="paragraph">
      <style:text-properties style:font-name="Bitstream Charter" fo:font-weight="bold" style:font-weight-asian="bold" style:font-weight-complex="bold" style:text-underline-type="single" style:text-underline-style="solid" style:text-underline-width="auto" style:text-underline-mode="continuous"/>
    </style:style>
    <style:style style:name="P16" style:parent-style-name="Standard" style:family="paragraph">
      <style:paragraph-properties fo:text-align="justify" fo:text-indent="0.2361in"/>
    </style:style>
    <style:style style:name="T17" style:parent-style-name="Policepardéfaut" style:family="text">
      <style:text-properties style:font-name="Bitstream Charter"/>
    </style:style>
    <style:style style:name="T18" style:parent-style-name="Policepardéfaut" style:family="text">
      <style:text-properties style:font-name="Bitstream Charter"/>
    </style:style>
    <style:style style:name="T19" style:parent-style-name="Policepardéfaut" style:family="text">
      <style:text-properties style:font-name="Bitstream Charter" fo:font-weight="bold" style:font-weight-asian="bold" style:font-weight-complex="bold"/>
    </style:style>
    <style:style style:name="T20" style:parent-style-name="Policepardéfaut" style:family="text">
      <style:text-properties style:font-name="Bitstream Charter"/>
    </style:style>
    <style:style style:name="P21" style:parent-style-name="Standard" style:family="paragraph">
      <style:paragraph-properties fo:text-align="justify" fo:text-indent="0.2361in"/>
      <style:text-properties style:font-name="Bitstream Charter"/>
    </style:style>
    <style:style style:name="P22" style:parent-style-name="Standard" style:family="paragraph">
      <style:paragraph-properties fo:text-align="justify" fo:text-indent="0.2361in"/>
    </style:style>
    <style:style style:name="T23" style:parent-style-name="Policepardéfaut" style:family="text">
      <style:text-properties style:font-name="Bitstream Charter"/>
    </style:style>
    <style:style style:name="T24" style:parent-style-name="Policepardéfaut" style:family="text">
      <style:text-properties style:font-name="Bitstream Charter"/>
    </style:style>
    <style:style style:name="T25" style:parent-style-name="Policepardéfaut" style:family="text">
      <style:text-properties style:font-name="Bitstream Charter"/>
    </style:style>
    <style:style style:name="P26" style:parent-style-name="Standard" style:family="paragraph">
      <style:paragraph-properties fo:text-indent="0.2361in"/>
      <style:text-properties style:font-name="Bitstream Charter"/>
    </style:style>
    <style:style style:name="P27" style:parent-style-name="Standard" style:family="paragraph">
      <style:text-properties style:font-name="Bitstream Charter" fo:font-weight="bold" style:font-weight-asian="bold" style:font-weight-complex="bold" style:text-underline-type="single" style:text-underline-style="solid" style:text-underline-width="auto" style:text-underline-mode="continuous"/>
    </style:style>
    <style:style style:name="P28" style:parent-style-name="Standard" style:family="paragraph">
      <style:text-properties style:font-name="Bitstream Charter"/>
    </style:style>
    <style:style style:name="P29" style:parent-style-name="Standard" style:family="paragraph">
      <style:paragraph-properties fo:text-indent="0.1965in"/>
    </style:style>
    <style:style style:name="T30" style:parent-style-name="Policepardéfaut" style:family="text">
      <style:text-properties style:font-name="Bitstream Charter"/>
    </style:style>
    <style:style style:name="T31" style:parent-style-name="Policepardéfaut" style:family="text">
      <style:text-properties style:font-name="Bitstream Charter"/>
    </style:style>
    <style:style style:name="P32" style:parent-style-name="Standard" style:family="paragraph">
      <style:paragraph-properties fo:text-indent="0.1965in"/>
      <style:text-properties style:font-name="Bitstream Charter"/>
    </style:style>
    <style:style style:name="P33" style:parent-style-name="Standard" style:family="paragraph">
      <style:paragraph-properties fo:text-indent="0.1965in"/>
    </style:style>
    <style:style style:name="T34" style:parent-style-name="Policepardéfaut" style:family="text">
      <style:text-properties style:font-name="Bitstream Charter"/>
    </style:style>
    <style:style style:name="T35" style:parent-style-name="Policepardéfaut" style:family="text">
      <style:text-properties style:font-name="Bitstream Charter"/>
    </style:style>
    <style:style style:name="T36" style:parent-style-name="Policepardéfaut" style:family="text">
      <style:text-properties style:font-name="Bitstream Charter"/>
    </style:style>
    <style:style style:name="T37" style:parent-style-name="Policepardéfaut" style:family="text">
      <style:text-properties style:font-name="Bitstream Charter"/>
    </style:style>
    <style:style style:name="T38" style:parent-style-name="Policepardéfaut" style:family="text">
      <style:text-properties style:font-name="Bitstream Charter"/>
    </style:style>
    <style:style style:name="T39" style:parent-style-name="Policepardéfaut" style:family="text">
      <style:text-properties style:font-name="Bitstream Charter"/>
    </style:style>
    <style:style style:name="P40" style:parent-style-name="Standard" style:family="paragraph">
      <style:paragraph-properties fo:text-indent="0.1965in"/>
    </style:style>
    <style:style style:name="T41" style:parent-style-name="Policepardéfaut" style:family="text">
      <style:text-properties style:font-name="Bitstream Charter"/>
    </style:style>
    <style:style style:name="T42" style:parent-style-name="Policepardéfaut" style:family="text">
      <style:text-properties style:font-name="Bitstream Charter"/>
    </style:style>
    <style:style style:name="T43" style:parent-style-name="Policepardéfaut" style:family="text">
      <style:text-properties style:font-name="Bitstream Charter"/>
    </style:style>
    <style:style style:name="P44" style:parent-style-name="Standard" style:family="paragraph">
      <style:paragraph-properties fo:text-indent="0.1965in"/>
    </style:style>
    <style:style style:name="T45" style:parent-style-name="Policepardéfaut" style:family="text">
      <style:text-properties style:font-name="Bitstream Charter"/>
    </style:style>
    <style:style style:name="T46" style:parent-style-name="Policepardéfaut" style:family="text">
      <style:text-properties style:font-name="Bitstream Charter"/>
    </style:style>
    <style:style style:name="T47" style:parent-style-name="Policepardéfaut" style:family="text">
      <style:text-properties style:font-name="Bitstream Charter"/>
    </style:style>
    <style:style style:name="P48" style:parent-style-name="Standard" style:family="paragraph">
      <style:paragraph-properties fo:text-indent="0.1965in"/>
      <style:text-properties style:font-name="Bitstream Charter"/>
    </style:style>
    <style:style style:name="P49" style:parent-style-name="Standard" style:family="paragraph">
      <style:paragraph-properties fo:text-indent="0.1965in"/>
      <style:text-properties style:font-name="Bitstream Charter"/>
    </style:style>
    <style:style style:name="P50" style:parent-style-name="Standard" style:family="paragraph">
      <style:paragraph-properties fo:text-indent="0.1965in"/>
      <style:text-properties style:font-name="Bitstream Charter" fo:font-weight="bold" style:font-weight-asian="bold" style:font-weight-complex="bold"/>
    </style:style>
    <style:style style:name="P51" style:parent-style-name="Standard" style:family="paragraph">
      <style:paragraph-properties fo:text-indent="0.1965in"/>
      <style:text-properties style:font-name="Bitstream Charter" fo:font-weight="bold" style:font-weight-asian="bold" style:font-weight-complex="bold"/>
    </style:style>
    <style:style style:name="P52" style:parent-style-name="Standard" style:family="paragraph">
      <style:paragraph-properties fo:text-indent="0.1965in"/>
      <style:text-properties style:font-name="Bitstream Charter" fo:font-weight="bold" style:font-weight-asian="bold" style:font-weight-complex="bold"/>
    </style:style>
    <style:style style:name="P53" style:parent-style-name="Standard" style:family="paragraph">
      <style:paragraph-properties fo:text-indent="0.1965in"/>
      <style:text-properties style:font-name="Bitstream Charter" fo:font-weight="bold" style:font-weight-asian="bold" style:font-weight-complex="bold"/>
    </style:style>
    <style:style style:name="P54" style:parent-style-name="Standard" style:family="paragraph">
      <style:text-properties style:font-name="Bitstream Charter" fo:font-weight="bold" style:font-weight-asian="bold" style:font-weight-complex="bold" style:text-underline-type="single" style:text-underline-style="solid" style:text-underline-width="auto" style:text-underline-mode="continuous"/>
    </style:style>
    <style:style style:name="P55" style:parent-style-name="Standard" style:family="paragraph">
      <style:text-properties style:font-name="Bitstream Charter"/>
    </style:style>
    <style:style style:name="P56" style:parent-style-name="Standard" style:family="paragraph">
      <style:paragraph-properties fo:text-indent="0.1965in"/>
    </style:style>
    <style:style style:name="T57" style:parent-style-name="Policepardéfaut" style:family="text">
      <style:text-properties style:font-name="Bitstream Charter"/>
    </style:style>
    <style:style style:name="T58" style:parent-style-name="Policepardéfaut" style:family="text">
      <style:text-properties style:font-name="Bitstream Charter"/>
    </style:style>
    <style:style style:name="T59" style:parent-style-name="Policepardéfaut" style:family="text">
      <style:text-properties style:font-name="Bitstream Charter"/>
    </style:style>
    <style:style style:name="T60" style:parent-style-name="Policepardéfaut" style:family="text">
      <style:text-properties style:font-name="Bitstream Charter"/>
    </style:style>
    <style:style style:name="T61" style:parent-style-name="Policepardéfaut" style:family="text">
      <style:text-properties style:font-name="Bitstream Charter"/>
    </style:style>
    <style:style style:name="P62" style:parent-style-name="Standard" style:family="paragraph">
      <style:paragraph-properties fo:text-indent="0.1965in"/>
    </style:style>
    <style:style style:name="T63" style:parent-style-name="Policepardéfaut" style:family="text">
      <style:text-properties style:font-name="Bitstream Charter"/>
    </style:style>
    <style:style style:name="T64" style:parent-style-name="Policepardéfaut" style:family="text">
      <style:text-properties style:font-name="Bitstream Charter"/>
    </style:style>
    <style:style style:name="T65" style:parent-style-name="Policepardéfaut" style:family="text">
      <style:text-properties style:font-name="Bitstream Charter"/>
    </style:style>
    <style:style style:name="T66" style:parent-style-name="Policepardéfaut" style:family="text">
      <style:text-properties style:font-name="Bitstream Charter"/>
    </style:style>
    <style:style style:name="T67" style:parent-style-name="Policepardéfaut" style:family="text">
      <style:text-properties style:font-name="Bitstream Charter"/>
    </style:style>
    <style:style style:name="P68" style:parent-style-name="Standard" style:family="paragraph">
      <style:paragraph-properties fo:text-indent="0.1965in"/>
      <style:text-properties style:font-name="Bitstream Charter"/>
    </style:style>
    <style:style style:name="T69" style:parent-style-name="Policepardéfaut" style:family="text">
      <style:text-properties style:font-name="Bitstream Charter"/>
    </style:style>
    <style:style style:name="T70" style:parent-style-name="Policepardéfaut" style:family="text">
      <style:text-properties style:font-name="Bitstream Charter"/>
    </style:style>
    <style:style style:name="T71" style:parent-style-name="Policepardéfaut" style:family="text">
      <style:text-properties style:font-name="Bitstream Charter"/>
    </style:style>
    <style:style style:name="T72" style:parent-style-name="Policepardéfaut" style:family="text">
      <style:text-properties style:font-name="Bitstream Charter"/>
    </style:style>
    <style:style style:name="T73" style:parent-style-name="Policepardéfaut" style:family="text">
      <style:text-properties style:font-name="Bitstream Charter"/>
    </style:style>
    <style:style style:name="P74" style:parent-style-name="Standard" style:family="paragraph">
      <style:text-properties style:font-name="Bitstream Charter"/>
    </style:style>
    <style:style style:name="P75" style:parent-style-name="Standard" style:family="paragraph">
      <style:text-properties style:font-name="Bitstream Charter"/>
    </style:style>
    <style:style style:name="P76" style:parent-style-name="Standard" style:family="paragraph">
      <style:text-properties style:font-name="Bitstream Charter"/>
    </style:style>
    <style:style style:name="P77" style:parent-style-name="Standard" style:family="paragraph">
      <style:paragraph-properties fo:break-before="page" fo:text-indent="0.1965in"/>
      <style:text-properties style:font-name="Bitstream Charter" fo:font-weight="bold" style:font-weight-asian="bold" style:font-weight-complex="bold" style:text-underline-type="single" style:text-underline-style="solid" style:text-underline-width="auto" style:text-underline-mode="continuous"/>
    </style:style>
    <style:style style:name="P78" style:parent-style-name="Standard" style:family="paragraph">
      <style:paragraph-properties fo:text-indent="0.1965in"/>
      <style:text-properties style:font-name="Bitstream Charter" fo:font-weight="bold" style:font-weight-asian="bold" style:font-weight-complex="bold" style:text-underline-type="single" style:text-underline-style="solid" style:text-underline-width="auto" style:text-underline-mode="continuous"/>
    </style:style>
    <style:style style:name="P79" style:parent-style-name="Standard" style:family="paragraph">
      <style:text-properties style:font-name="Bitstream Charter"/>
    </style:style>
    <style:style style:name="P80" style:parent-style-name="Standard" style:family="paragraph">
      <style:paragraph-properties fo:text-indent="0.1965in"/>
      <style:text-properties style:font-name="Bitstream Charter"/>
    </style:style>
    <style:style style:name="P81" style:parent-style-name="Standard" style:family="paragraph">
      <style:text-properties style:font-name="Bitstream Charter"/>
    </style:style>
    <style:style style:name="P82" style:parent-style-name="Standard" style:family="paragraph">
      <style:text-properties style:font-name="Bitstream Charter"/>
    </style:style>
    <style:style style:name="P83" style:parent-style-name="Standard" style:family="paragraph">
      <style:text-properties style:font-name="Bitstream Charter"/>
    </style:style>
    <style:style style:name="P84" style:parent-style-name="Standard" style:family="paragraph">
      <style:text-properties style:font-name="Bitstream Charter"/>
    </style:style>
    <style:style style:name="P85" style:parent-style-name="Standard" style:family="paragraph">
      <style:paragraph-properties fo:text-indent="0.1965in"/>
      <style:text-properties style:font-name="Bitstream Charter"/>
    </style:style>
    <style:style style:name="P86" style:parent-style-name="Standard" style:family="paragraph">
      <style:text-properties style:font-name="Bitstream Charter"/>
    </style:style>
    <style:style style:name="P87" style:parent-style-name="Standard" style:family="paragraph">
      <style:text-properties style:font-name="Bitstream Charter"/>
    </style:style>
    <style:style style:name="T88" style:parent-style-name="Policepardéfaut" style:family="text">
      <style:text-properties style:font-name="Bitstream Charter" fo:font-style="italic" style:font-style-asian="italic" style:font-style-complex="italic"/>
    </style:style>
    <style:style style:name="T89" style:parent-style-name="Policepardéfaut" style:family="text">
      <style:text-properties style:font-name="Bitstream Charter" fo:font-style="italic" style:font-style-asian="italic" style:font-style-complex="italic" style:text-underline-type="single" style:text-underline-style="solid" style:text-underline-width="auto" style:text-underline-mode="continuous"/>
    </style:style>
    <style:style style:name="P90" style:parent-style-name="Standard" style:family="paragraph">
      <style:text-properties style:font-name="Bitstream Charter"/>
    </style:style>
    <style:style style:name="P91" style:parent-style-name="Standard" style:family="paragraph">
      <style:text-properties style:font-name="Bitstream Charter"/>
    </style:style>
    <style:style style:name="P92" style:parent-style-name="Standard" style:family="paragraph">
      <style:text-properties style:font-name="Bitstream Charter"/>
    </style:style>
    <style:style style:name="P93" style:parent-style-name="Standard" style:family="paragraph">
      <style:text-properties style:font-name="Bitstream Charter"/>
    </style:style>
    <style:style style:name="T94" style:parent-style-name="Policepardéfaut" style:family="text">
      <style:text-properties style:font-name="Bitstream Charter"/>
    </style:style>
    <style:style style:name="T95" style:parent-style-name="Policepardéfaut" style:family="text">
      <style:text-properties style:font-name="Bitstream Charter"/>
    </style:style>
    <style:style style:name="T96" style:parent-style-name="Policepardéfaut" style:family="text">
      <style:text-properties style:font-name="Bitstream Charter" fo:font-style="italic" style:font-style-asian="italic" style:font-style-complex="italic"/>
    </style:style>
    <style:style style:name="T97" style:parent-style-name="Policepardéfaut" style:family="text">
      <style:text-properties style:font-name="Bitstream Charter"/>
    </style:style>
    <style:style style:name="T98" style:parent-style-name="Policepardéfaut" style:family="text">
      <style:text-properties style:font-name="Bitstream Charter" fo:font-style="italic" style:font-style-asian="italic" style:font-style-complex="italic"/>
    </style:style>
    <style:style style:name="T99" style:parent-style-name="Policepardéfaut" style:family="text">
      <style:text-properties style:font-name="Bitstream Charter"/>
    </style:style>
    <style:style style:name="T100" style:parent-style-name="Policepardéfaut" style:family="text">
      <style:text-properties style:font-name="Bitstream Charter"/>
    </style:style>
    <style:style style:name="P101" style:parent-style-name="Standard" style:family="paragraph">
      <style:text-properties style:font-name="Bitstream Charter"/>
    </style:style>
    <style:style style:name="P102" style:parent-style-name="Standard" style:family="paragraph">
      <style:text-properties style:font-name="Bitstream Charter"/>
    </style:style>
    <style:style style:name="P103" style:parent-style-name="Standard" style:family="paragraph">
      <style:text-properties style:font-name="Bitstream Charter"/>
    </style:style>
    <style:style style:name="T104" style:parent-style-name="Policepardéfaut" style:family="text">
      <style:text-properties style:font-name="Bitstream Charter"/>
    </style:style>
    <style:style style:name="T105" style:parent-style-name="Policepardéfaut" style:family="text">
      <style:text-properties style:font-name="Bitstream Charter" fo:font-style="italic" style:font-style-asian="italic" style:font-style-complex="italic" style:text-underline-type="single" style:text-underline-style="solid" style:text-underline-width="auto" style:text-underline-mode="continuous"/>
    </style:style>
    <style:style style:name="P106" style:parent-style-name="Standard" style:family="paragraph">
      <style:paragraph-properties fo:break-before="page" fo:text-indent="0.2361in"/>
      <style:text-properties style:font-name="Bitstream Charter"/>
    </style:style>
    <style:style style:name="P107" style:parent-style-name="Standard" style:family="paragraph">
      <style:text-properties style:font-name="Bitstream Charter" fo:font-weight="bold" style:font-weight-asian="bold" style:font-weight-complex="bold" style:text-underline-type="single" style:text-underline-style="solid" style:text-underline-width="auto" style:text-underline-mode="continuous"/>
    </style:style>
    <style:style style:name="P108" style:parent-style-name="Standard" style:family="paragraph">
      <style:paragraph-properties fo:text-indent="0.2361in"/>
      <style:text-properties style:font-name="Bitstream Charter"/>
    </style:style>
    <style:style style:name="P109" style:parent-style-name="Standard" style:family="paragraph">
      <style:paragraph-properties fo:text-indent="0.2361in"/>
      <style:text-properties style:font-name="Bitstream Charter"/>
    </style:style>
    <style:style style:name="P110" style:parent-style-name="Standard" style:family="paragraph">
      <style:paragraph-properties fo:text-indent="0.2361in"/>
      <style:text-properties style:font-name="Bitstream Charter"/>
    </style:style>
    <style:style style:name="P111" style:parent-style-name="Standard" style:family="paragraph">
      <style:paragraph-properties fo:text-indent="0.2361in"/>
    </style:style>
    <style:style style:name="T112" style:parent-style-name="Policepardéfaut" style:family="text">
      <style:text-properties style:font-name="Bitstream Charter"/>
    </style:style>
    <style:style style:name="T113" style:parent-style-name="Policepardéfaut" style:family="text">
      <style:text-properties style:font-name="Bitstream Charter"/>
    </style:style>
  </office:automatic-styles>
  <office:body>
    <office:text text:use-soft-page-breaks="true">
      <text:p text:style-name="P1"><text:span text:style-name="T2">Titre</text:span><text:span text:style-name="T3"> :<text:s/></text:span><text:span text:style-name="T4">Evolution de la température d’une salle en fonction de l’activité d’ordinateur et de sa ventilation </text:span></text:p>
      <text:p text:style-name="Standard"/>
      <text:p text:style-name="P5">Résumé : moins de 10 l. avec objectif, méthode et résultat marquant</text:p>
      <text:p text:style-name="P6">Shanita</text:p>
      <text:p text:style-name="Standard"/>
      <text:p text:style-name="P7">intro : le problème, l’équipe, solutions<text:s/>envisageables et celle qu’on a choisi de retenir, plan</text:p>
      <text:p text:style-name="P8">Romane</text:p>
      <text:p text:style-name="Standard"/>
      <text:p text:style-name="Standard">présentation thématique : 1,5 pages max avec notions principales du thème</text:p>
      <text:p text:style-name="Standard"><text:span text:style-name="T9">Romane</text:span><text:s/></text:p>
      <text:p text:style-name="Standard"/>
      <text:p text:style-name="Standard">contribution au projet : pertinent, deux ou trois lignes de codes</text:p>
      <text:p text:style-name="P10">Tous ?</text:p>
      <text:p text:style-name="Standard"/>
      <text:p text:style-name="Standard">conclusion : <text:s/>bilan rapide sur contributions travail et groupe, compétences et connaissances acquises</text:p>
      <text:p text:style-name="P11">Gabin</text:p>
      <text:p text:style-name="Standard"/>
      <text:p text:style-name="P12">résumé en anglais : traduction du résumé fr</text:p>
      <text:p text:style-name="P13">Shanita</text:p>
      <text:p text:style-name="Standard"/>
      <text:p text:style-name="Standard">biblio</text:p>
      <text:p text:style-name="Standard"/>
      <text:p text:style-name="Standard">Annexe :</text:p>
      <text:soft-page-break/>
      <text:p text:style-name="P14">Résumé : Français</text:p>
      <text:p text:style-name="P15"/>
      <text:p text:style-name="P16"><text:span text:style-name="T17">L’objectif que nous nous sommes fixé est de pouvoir observer et modéliser la<text:s/></text:span><text:span text:style-name="T18">propagation d’une température qui évolue grâce à une source de chaleur</text:span><text:span text:style-name="T19"><text:s/></text:span><text:span text:style-name="T20">et une volume d’air plus froid.</text:span></text:p>
      <text:p text:style-name="P21">La majorité de notre temps sur ce projet a été consacrée à la recherche des formules, dans un premier temps, puis à la programmation. Pour<text:s/>réellement constater la validité de notre hypothèse et atteindre notre objectif, plusieurs tests ont été réalisés à la fin de notre projet.</text:p>
      <text:p text:style-name="P22"><text:span text:style-name="T23">Les résultats importants que l’on a pu constater sont ceux de l’augmentation de température des composants de l’ordi</text:span><text:span text:style-name="T24">nateur, qui croît de manière exponentielle et qui atteint une température critique, sans puis avec une ventilation, la matrice qui modélise la propagation de chaleur dans la salle mais aussi l’évolution de la température moyenne de la salle, avec et sans v</text:span><text:span text:style-name="T25">entilation, qui marque la fin de notre étude.</text:span></text:p>
      <text:p text:style-name="P26"/>
      <text:p text:style-name="P27">Introduction</text:p>
      <text:p text:style-name="P28"/>
      <text:p text:style-name="P29"><text:span text:style-name="T30">Notre équipe de développement est composée de Gabin MAZUE, Émilien LENDROIT, Shanita NGUYEN et Romane DELABORDE. Après avoir discuté des différents choix possibles pour notre projet final, nous n</text:span><text:span text:style-name="T31">ous sommes rapidement mis d'accord sur une étude thermique.</text:span></text:p>
      <text:p text:style-name="P32">On cherche dans un premier temps à connaître et à comprendre l'évolution de la température d'une salle comportant un ordinateur en fonctionnement, à l'aide de phénomènes thermodynamiques précis, en particulier la convection et la conduction. Nous avons donc supposé un nombre important de faits, étant donné l'étude complexe de la thermodynamique, ainsi que notre niveau d'étude relativement insuffisant.</text:p>
      <text:p text:style-name="P33"><text:span text:style-name="T34">Tout d'abord, notre modélisation se base sur un</text:span><text:span text:style-name="T35">e salle de dimensions finies ( 5 m de large, 10 m de long, 3 m de hauteur) et dont la température au démarrage est posée et répartie de façon homogène dans toute la pièce. L’ordinateur établi dans notre premier modèle […]. Par soucis de simplification, les</text:span><text:span text:style-name="T36"><text:s/>ordinateurs, pris en compte dans la suite de notre projet, seront tous de mêmes modèles. De plus, la salle ne possède ni fenêtres, ni portes, ni être humains afin de négliger au maximum les transferts thermiques avec l'extérieur. D'autre part, les effets<text:s/></text:span><text:span text:style-name="T37">de l'humidité dans l'air sont négligés et la salle étudiée se situe au niveau de la<text:s/></text:span><text:bookmark-start text:name="OBJ_PREFIX_DWT70_com_zimbra_date1"/><text:bookmark-start text:name="OBJ_PREFIX_DWT69_com_zimbra_date1"/><text:bookmark-start text:name="OBJ_PREFIX_DWT68_com_zimbra_date1"/><text:bookmark-end text:name="OBJ_PREFIX_DWT70_com_zimbra_date1"/><text:bookmark-end text:name="OBJ_PREFIX_DWT69_com_zimbra_date1"/><text:bookmark-end text:name="OBJ_PREFIX_DWT68_com_zimbra_date1"/><text:span text:style-name="T38">mer puisque nous avons posé une valeur précise de la chaleur massique de l'air, qui dépend de l'altitude. Enfin, le transfert de chaleur par rayonnement a aussi été négligé</text:span><text:span text:style-name="T39">, étant nettement négligeable fac à la convection et la conduction.</text:span></text:p>
      <text:p text:style-name="P40"><text:span text:style-name="T41">Quant à l'ordinateur, nous admettons que sa conductivité thermique est constante, ce qui signifie que nous l'assimilons à un unique bloc d'acier. Notre postulat désormais posé, on peut se<text:s/></text:span><text:span text:style-name="T42">demander de quelle façon évolue la température dans une salle informatique et comment optimiser le placement de climatiseurs au sein de cette pièce.</text:span><text:span text:style-name="T43"><text:line-break/></text:span></text:p>
      <text:p text:style-name="P44"><text:span text:style-name="T45">Les solutions envisageables sont restreintes étant donné le postulat posé précédemment, ainsi nous avons d</text:span><text:span text:style-name="T46">écidé de nous consacrer principalement à l’étude intérieure de l’ordinateur avant de s’intéresser à la salle informatique dans sa globalité. D’autre part, nous nous demandons si la ventilation serait plus efficace si celle-ci se situait à proximité de la s</text:span><text:span text:style-name="T47">ource de chaleur. Notre modélisation peut être en mesure de répondre à cette interrogation et ainsi montrer l’importance de la position des climatiseurs.</text:span></text:p>
      <text:p text:style-name="P48"/>
      <text:p text:style-name="P49"/>
      <text:p text:style-name="P50"/>
      <text:p text:style-name="P51"/>
      <text:p text:style-name="P52"/>
      <text:p text:style-name="P53"/>
      <text:soft-page-break/>
      <text:p text:style-name="P54">Présentation Thématique</text:p>
      <text:p text:style-name="P55"/>
      <text:p text:style-name="P56"><text:span text:style-name="T57">Les notions fondamentales que nous avons abordées afin de pouvoir modélise</text:span><text:span text:style-name="T58">r notre étude de l'évolution de la température au sein d'une salle informatique sont principalement en lien avec la thermodynamique. En effet, pour le calcul de l'homogénéisation de la température interne du terminal par conduction, nous avons utilisé la f</text:span><text:span text:style-name="T59">ormule suivante (2) trouvée dans le manuel, intitulé ‘Introduction aux transferts thermiques</text:span><text:span text:style-name="T60">, <text:s/>à la bibliothèque des licences. Étant donné que S la surface de contact, m la masse du composant, Cp la chaleur massique et h le coefficient d'échange dont la f</text:span><text:span text:style-name="T61">ormule est ci-jointe (3), sont des valeurs connues et constantes pour chaque composant, il reste à trouver la température de chaque composant en fonction du temps.</text:span></text:p>
      <text:p text:style-name="P62"><text:span text:style-name="T63">Cette formule (1) a été obtenue grâce à l'exploitation des annales de physique du premier se</text:span><text:span text:style-name="T64">mestre se trouvant à la fin du livret de travaux dirigés {<text:s/></text:span><text:a xlink:href="https://moodle-sciences.upmc.fr/moodle-2018/pluginfile.php/28463/mod_book/chapter/622/cmp-td-étudiants.pdf" office:target-frame-name="_top" xlink:show="replace"><text:span text:style-name="T65">https://moodle-sciences.upmc.fr/moodle-2018/pluginfile.php/28463/mod_book</text:span><text:span text:style-name="T66">/chapter/622/cmp-td-%C3%A9tudiants.pdf</text:span></text:a><text:span text:style-name="T67"><text:s/>}.</text:span></text:p>
      <text:p text:style-name="P68">D'autre part, la formule de convection liée à l'intérieur de l'ordinateur est une moyenne volumique des différents composants impliqués. Concernant la modélisation de la salle, nous avons décidé de négliger les transferts thermiques liés à la conduction au niveau des cases en contact avec le terminal, car ceux-ci sont négligeables par rapport aux mouvements de convection. Ainsi, pour la convection, nous avons cherché une expression de q soit le taux de chaleur transférée, ne dépendant pas de la température finale puisqu'il s'agit d'une valeur inconnue à déterminer.</text:p>
      <text:p text:style-name="Standard"><text:span text:style-name="T69"><text:tab/>Après de nombreuses recherches, une relation a été établie entre la dérivée de q et q à l'aide d'une équation trouvée sur ce site<text:s/></text:span><text:a xlink:href="https://www.quora.com/What-temperature-do-you-need-to-use-in-the-forced-convective-heat-transfer-equation-for-the-fluid-temperature-static-or-total-Why" office:target-frame-name="_top" xlink:show="replace"><text:span text:style-name="T70">https://www.quora.com/What-temperature-do-you-need-to-use-in-the-forced-convective-heat-transfer-equation-for-</text:span><text:span text:style-name="T71">the-fluid-temperature-static-or-total-Why</text:span></text:a><text:span text:style-name="T72"><text:s/>. Cependant, il est possible de l’utiliser uniquement si le gaz concerné est incompressible, c’est-à-dire si sa densité ne dépend pas de la pression, or l’air est un gaz compressible mais nous avons posé dans notre</text:span><text:span text:style-name="T73"><text:s/>postulat que la pression de l’air est constante . Grâce à cette formule, nous avons pu mettre en place une équation différentielle homogène du premier ordre et la résoudre aisément.</text:span></text:p>
      <text:p text:style-name="P74">Par conséquent, nous avons obtenu la température finale d'un transfert thermique entre deux cases adjacentes, ce qui correspond à la température transférée totale. Cette relation est nécessaire dans la formule d'homogénéisation (6) qui a été trouvée dans le même manuel que la relation (2).<text:s/>La notion d’homogénéisation est<text:s/>relativement simple :<text:s/>lorsqu’un corps chaud est en contact avec un corps froid, un mouvement de convection thermique va se former, allant de la source chaude vers la source froide. Ainsi, à partir d’un certain intervalle de temps, les deux corps atteindront la même température,<text:s/>qui peut être calculée grâce aux températures initiales de chaque bloc. Cette formule étant aussi valable pour les gaz, on peut déterminer la progression de la chaleur au sein d’une salle informatique.<text:s/>De plus, on suppose que pour les quatre cases adjacentes à l’ordinateur l’homogénéisation a bien lieu, mais qu’immédiatement après celle-ci le terminal retrouve sa température au temps précédent car il s’agit d’une source de chaleur continue.<text:s/>On constate<text:s/>également<text:s/>que dans la formule pour homogénéiser deux cases<text:s/>est simplifiable puisque la chaleur massique de l’air est une constante<text:s/>étant<text:s/>donné<text:s/>que<text:s/>nous nous intéressons uniquement à des transferts entre des blocs d’air.<text:s/>De même, la masse d’air est analogue pour toutes les cases.<text:s/></text:p>
      <text:p text:style-name="P75">Par ailleurs, nous avions aussi obtenu une équation différentielle, cette fois-ci non homogène et du second ordre, mettant en jeu le taux de chaleur transférée par conduction ainsi que sa dérivée (5). Cependant, notre équipe de développement s’est rapidement rendue compte du faible impact de celle-ci lors du transfert de chaleur concernant les cases qui entourent l’ordinateur.<text:s/></text:p>
      <text:p text:style-name="P76"/>
      <text:soft-page-break/>
      <text:p text:style-name="P77">Contribution</text:p>
      <text:p text:style-name="P78"/>
      <text:p text:style-name="P79">1.Recherches<text:s/>bibliographiques</text:p>
      <text:p text:style-name="P80"/>
      <text:p text:style-name="P81">2.Modélisation</text:p>
      <text:p text:style-name="P82"><text:tab/><text:tab/>I. Ordinateur</text:p>
      <text:p text:style-name="P83"><text:tab/><text:tab/>II. Salle</text:p>
      <text:p text:style-name="P84"><text:tab/><text:tab/>III. Salle climatisée</text:p>
      <text:p text:style-name="P85"/>
      <text:p text:style-name="P86">3.Utilisation du modèle et analyse des résultats</text:p>
      <text:p text:style-name="P87"/>
      <text:p text:style-name="Standard"><text:span text:style-name="T88"><text:tab/></text:span><text:span text:style-name="T89">1. Recherches bibliographiques</text:span></text:p>
      <text:p text:style-name="P90"/>
      <text:p text:style-name="P91">Lors de nos recherches bibliographiques, nous avons utilisé plusieurs types de sources,<text:s/>telles que des cours en libre accès sur internet, des ouvrages de la bibliothèque ainsi que nos propres cours de physique.</text:p>
      <text:p text:style-name="P92"/>
      <text:p text:style-name="P93">Lors de ces recherches, ce sont surtout Shanita et Romane qui se sont occupées des recherches internet tandis que Gabin s’est concentré sur les équations différentielles de notre programme de L1 et qu’Emilien, mais aussi Gabin ont fait des recherches documentaires à la bibliothèque.</text:p>
      <text:p text:style-name="Standard"><text:span text:style-name="T94">La plupart des recherches en bibliothèque ont été infructueuses, la loi de Fourier par exemple s’est tr</text:span><text:span text:style-name="T95">ouvée être au-dessus de notre niveau actuel et demandait des bases trop élevées en thermodynamique comme l’entropie. Des livres comme l’</text:span><text:span text:style-name="T96">Introduction aux transferts thermiques, Jean Luc Battaglia ,Dunod<text:s/></text:span><text:span text:style-name="T97">nous</text:span><text:span text:style-name="T98"><text:s/></text:span><text:span text:style-name="T99">ont permis de comprendre les bases mais la<text:s/></text:span><text:span text:style-name="T100">plupart des livres traitaient de cas pratiques trop complexes pour être résumés à des cas généraux.</text:span></text:p>
      <text:p text:style-name="P101">Les recherches sur internet,quant à elles, nous ont apporté la plupart des formules que l’on peut trouver en annexe.</text:p>
      <text:p text:style-name="P102">Les recherches sur notre programme de L1 ont elles permis de retrouver l’équation du dissipateur, très utile pour la modélisation de l’ordinateur.</text:p>
      <text:p text:style-name="P103"/>
      <text:p text:style-name="Standard"><text:span text:style-name="T104"><text:tab/></text:span><text:span text:style-name="T105">2. Modélisation</text:span></text:p>
      <text:p text:style-name="P106"/>
      <text:p text:style-name="P107">Résumé: Anglais</text:p>
      <text:p text:style-name="P108"/>
      <text:p text:style-name="P109">Our aim for this project is to be able to watch and model a thermal spread which evolve because of a heat source<text:s/>and a colder air volume.</text:p>
      <text:p text:style-name="P110">A majority of our time on this project was dedicated to our researches for the formulas, first, and then to our computer programs. To truly see the validity of our hypothesis and reach our goal, many tries were made, at the end of<text:s/>our project.</text:p>
      <text:p text:style-name="P111"><text:span text:style-name="T112">The main results that we could have here were the temperature increase of the various components from the computer, which exponentially rise and get at a critical temperature, without then with an air conditioner, the matrix which model<text:s/></text:span><text:span text:style-name="T113">the heat spread in the room but also the mean temperature evolution, with and without an air conditioner, which mark the end of our projec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mane</meta:initial-creator>
    <dc:creator>David Delaborde</dc:creator>
    <meta:creation-date>2019-04-14T14:53:00Z</meta:creation-date>
    <dc:date>2019-04-14T15:24:00Z</dc:date>
    <meta:template xlink:href="Normal" xlink:type="simple"/>
    <meta:editing-cycles>24</meta:editing-cycles>
    <meta:editing-duration>PT0S</meta:editing-duration>
    <meta:document-statistic meta:page-count="5" meta:paragraph-count="20" meta:word-count="1608" meta:character-count="10433" meta:row-count="73" meta:non-whitespace-character-count="8845"/>
  </office:meta>
</office:document-meta>
</file>